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804b"/>
    </style:style>
    <style:style style:name="T2" style:family="text">
      <style:text-properties officeooo:rsid="0019bf4f"/>
    </style:style>
    <style:style style:name="T3" style:family="text">
      <style:text-properties style:font-name="Liberation Sans" fo:font-size="11.8999996185303pt" fo:font-weight="bold" officeooo:rsid="0019bf4f" style:font-name-asian="Microsoft YaHei" style:font-size-asian="11.8999996185303pt" style:font-weight-asian="bold" style:font-name-complex="Lucida Sans" style:font-size-complex="11.899999618530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ployment Diagram<text:span text:style-name="T1"> for kraitClub</text:span></text:h>
      <text:h text:style-name="Heading_20_5" text:outline-level="5">ask llm:</text:h>
      <text:p text:style-name="Text_20_body">please make a plantuml deployment diagram, where:</text:p>
      <text:p text:style-name="Text_20_body">-theres a mariadb artifact on a database server</text:p>
      <text:p text:style-name="Text_20_body">-theres a java springboot backend and react frontend on a performant server (idk what its called)</text:p>
      <text:p text:style-name="Text_20_body">-theres a content repository on cloud server</text:p>
      <text:p text:style-name="Text_20_body">and another plantuml digram where:</text:p>
      <text:p text:style-name="Text_20_body">where all of the above is running on a single pc</text:p>
      <text:h text:style-name="Heading_20_5" text:outline-level="5"><text:span text:style-name="T3">big</text:span> ver</text:h>
      <text:p text:style-name="Text_20_body">@startuml</text:p>
      <text:p text:style-name="Text_20_body">skinparam component {</text:p>
      <text:p text:style-name="Text_20_body"><text:s text:c="4"/>BorderColor black</text:p>
      <text:p text:style-name="Text_20_body"><text:s text:c="4"/>ArrowColor black</text:p>
      <text:p text:style-name="Text_20_body">}</text:p>
      <text:p text:style-name="Text_20_body"/>
      <text:p text:style-name="Text_20_body">node "&lt;&lt;device&gt;&gt; \n Database Server" as DatabaseServer {</text:p>
      <text:p text:style-name="Text_20_body"><text:s text:c="4"/>[&lt;&lt;artifact&gt;&gt; \n MariaDB] as DB</text:p>
      <text:p text:style-name="Text_20_body">}</text:p>
      <text:p text:style-name="Text_20_body"/>
      <text:p text:style-name="Text_20_body">node "&lt;&lt;device&gt;&gt; \n Performant Server" as PerformantServer {</text:p>
      <text:p text:style-name="Text_20_body"><text:s text:c="4"/>[&lt;&lt;artifact&gt;&gt; \n Spring Boot Backend] as Backend</text:p>
      <text:p text:style-name="Text_20_body"><text:s text:c="4"/>[&lt;&lt;artifact&gt;&gt; \n React Frontend] as Frontend</text:p>
      <text:p text:style-name="Text_20_body">}</text:p>
      <text:p text:style-name="Text_20_body"/>
      <text:p text:style-name="Text_20_body">cloud "&lt;&lt;device&gt;&gt; \n Cloud Server" as CloudServer {</text:p>
      <text:p text:style-name="Text_20_body"><text:s text:c="4"/>[&lt;&lt;artifact&gt;&gt; \n Content Repository] as Repository</text:p>
      <text:p text:style-name="Text_20_body">}</text:p>
      <text:p text:style-name="Text_20_body"/>
      <text:p text:style-name="Text_20_body">node "&lt;&lt;device&gt;&gt; \n Client" as Client {</text:p>
      <text:p text:style-name="Text_20_body"><text:s text:c="4"/>node "&lt;&lt;device&gt;&gt; \n Browser" as Browser</text:p>
      <text:p text:style-name="Text_20_body">}</text:p>
      <text:p text:style-name="Text_20_body"><text:soft-page-break/></text:p>
      <text:p text:style-name="Text_20_body">DatabaseServer --&gt; PerformantServer</text:p>
      <text:p text:style-name="Text_20_body">Backend --&gt; Frontend</text:p>
      <text:p text:style-name="Text_20_body">CloudServer --&gt; PerformantServer</text:p>
      <text:p text:style-name="Text_20_body">PerformantServer --&gt; Client</text:p>
      <text:p text:style-name="Text_20_body">@enduml</text:p>
      <text:h text:style-name="Heading_20_5" text:outline-level="5">small ver</text:h>
      <text:p text:style-name="Text_20_body">@startuml</text:p>
      <text:p text:style-name="Text_20_body">skinparam component {</text:p>
      <text:p text:style-name="Text_20_body"><text:s text:c="4"/>BorderColor black</text:p>
      <text:p text:style-name="Text_20_body"><text:s text:c="4"/>ArrowColor black</text:p>
      <text:p text:style-name="Text_20_body">}</text:p>
      <text:p text:style-name="Text_20_body"/>
      <text:p text:style-name="Text_20_body">node "&lt;&lt;device&gt;&gt; \n My pitiful laptop" {</text:p>
      <text:p text:style-name="Text_20_body"><text:s text:c="4"/>[&lt;&lt;artifact&gt;&gt; \n MariaDB] as DB</text:p>
      <text:p text:style-name="Text_20_body"><text:s text:c="4"/>[&lt;&lt;artifact&gt;&gt; \n Spring Boot Backend] as Backend</text:p>
      <text:p text:style-name="Text_20_body"><text:s text:c="4"/>[&lt;&lt;artifact&gt;&gt; \n React Frontend] as Frontend</text:p>
      <text:p text:style-name="Text_20_body"><text:s text:c="4"/>[&lt;&lt;artifact&gt;&gt; \n Content Repository] as Repository</text:p>
      <text:p text:style-name="Text_20_body"><text:s text:c="4"/>node "&lt;&lt;device&gt;&gt; \n Browser" as Browser</text:p>
      <text:p text:style-name="Text_20_body">}</text:p>
      <text:p text:style-name="Text_20_body"/>
      <text:p text:style-name="Text_20_body">DB --&gt; Backend</text:p>
      <text:p text:style-name="Text_20_body">Backend --&gt; Frontend</text:p>
      <text:p text:style-name="Text_20_body">Repository --&gt; Backend</text:p>
      <text:p text:style-name="Text_20_body">Frontend --&gt; Browser</text:p>
      <text:p text:style-name="Text_20_body"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3:37:25.411000000</meta:creation-date>
    <dc:date>2024-03-15T14:07:31.595000000</dc:date>
    <meta:editing-duration>PT20M25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50" meta:word-count="219" meta:character-count="1438" meta:non-whitespace-character-count="1221"/>
  </office:meta>
</office:document-meta>
</file>